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 <text:span text:style-name="Strong_20_Emphasis">“The Boy in the Shop” – Celestina’s Haunted Past</text:span></text:h>
      <text:p text:style-name="Text_20_body"><text:span text:style-name="Strong_20_Emphasis">Name Suggestion for the Vampire:</text:span><text:line-break/><text:span text:style-name="Strong_20_Emphasis">Elarion Veyne</text:span> – formerly Elari, a gentle-natured herbalist’s son</text:p>
      <text:p text:style-name="Horizontal_20_Line"/>
      <text:h text:style-name="Heading_20_3" text:outline-level="3"><text:span text:style-name="Strong_20_Emphasis">Backstory:</text:span></text:h>
      <text:p text:style-name="Text_20_body">Years ago, in a quiet rural village, <text:span text:style-name="Strong_20_Emphasis">Celestina</text:span> spent a formative period experimenting with alchemy and magical hexwork. She was a frequent visitor of a local herb shop owned by a kind woman and her husband. Their son, <text:span text:style-name="Strong_20_Emphasis">Elari</text:span>, then only 17, developed a fond crush on the eccentric, kind-hearted witch who treated him with warmth and curiosity.</text:p>
      <text:p text:style-name="Text_20_body">When the village was attacked by a rogue vampire, Elari’s family was caught in the chaos. In a moment of bravery, he shielded his mother and younger sister. Though the vampire was defeated with the help of his father, <text:span text:style-name="Strong_20_Emphasis">Elari was bitten</text:span>. The curse began to take hold.</text:p>
      <text:p text:style-name="Text_20_body"><text:span text:style-name="Strong_20_Emphasis">Celestina</text:span>, horrified and desperate, searched for an extremely rare alchemical reagent—a flower said to weaken vampiric transformation if used quickly enough. She succeeded in finding it, brewed the potion, and combined it with a powerful dispelling ritual. But her body couldn't handle the magical strain, and she lost consciousness before the ritual could complete.</text:p>
      <text:p text:style-name="Text_20_body">When she awoke, <text:span text:style-name="Strong_20_Emphasis">Elari had turned completely</text:span>. Worse still, he had lost control in the transformation and killed his own mother before fleeing the village, horrified by what he’d become.</text:p>
      <text:p text:style-name="Text_20_body">Though <text:span text:style-name="Strong_20_Emphasis">his father held no grudge</text:span>, Celestina has never forgiven herself. She left the village after swearing an oath to find Elari, put his soul to rest, and prevent further suffering.</text:p>
      <text:p text:style-name="Horizontal_20_Line"/>
      <text:h text:style-name="Heading_20_3" text:outline-level="3"><text:span text:style-name="Strong_20_Emphasis">Present-Day Encounters:</text:span></text:h>
      <text:p text:style-name="Text_20_body">Now going by <text:span text:style-name="Strong_20_Emphasis">Elarion Veyne</text:span>, the once-gentle boy has become a tragic, half-feral vampire with fragmented memories and lingering humanity. He <text:span text:style-name="Strong_20_Emphasis">remembers Celestina</text:span>, and there are flickers of warmth and pain when they meet.</text:p>
      <text:h text:style-name="Heading_20_4" text:outline-level="4">🧩 Encounter Design:</text:h>
      <text:list text:style-name="L1">
        <text:list-item>
          <text:p text:style-name="P1">Found deep in a ruined estate or crypt in a region afflicted by vampiric corruption.</text:p>
        </text:list-item>
        <text:list-item>
          <text:p text:style-name="P1">Initially appears as a powerful mini-boss or dungeon guardian.</text:p>
        </text:list-item>
        <text:list-item>
          <text:p text:style-name="P1">Dialogue interaction is <text:span text:style-name="Strong_20_Emphasis">only available if Celestina is in the player’s party</text:span>.</text:p>
        </text:list-item>
      </text:list>
      <text:h text:style-name="Heading_20_4" text:outline-level="4">🗣️ Dialogue Ideas:</text:h>
      <text:list text:style-name="L2">
        <text:list-item>
          <text:p text:style-name="P2">He refers to her as “Miss Celes” — the nickname he used as a teen.</text:p>
        </text:list-item>
        <text:list-item>
          <text:p text:style-name="P2">When asked why he still remembers her, he may answer:<text:line-break/><text:span text:style-name="Emphasis">“Because you were the last light I saw before everything went dark.”</text:span></text:p>
        </text:list-item>
        <text:list-item>
          <text:p text:style-name="P2"><text:soft-page-break/>Celestina, visibly shaken, calls him “Elari” instead of his current name, trying to reach the boy she knew.</text:p>
        </text:list-item>
      </text:list>
      <text:h text:style-name="Heading_20_4" text:outline-level="4">🛠️ Player Options:</text:h>
      <text:list text:style-name="L3">
        <text:list-item>
          <text:p text:style-name="P3"><text:span text:style-name="Strong_20_Emphasis">Kill Him in Battle</text:span> – a mercy kill; Celestina gives him a final goodbye.</text:p>
        </text:list-item>
        <text:list-item>
          <text:p text:style-name="P3"><text:span text:style-name="Strong_20_Emphasis">Attempt a Redemption Path</text:span> (if later unlocked) – perhaps using a rare ritual item to momentarily restore his mind so he can choose death with dignity.</text:p>
        </text:list-item>
        <text:list-item>
          <text:p text:style-name="P3"><text:span text:style-name="Strong_20_Emphasis">Spare Him</text:span> (with consequences) – he may flee, and reappear later under more tragic or violent circumstances.</text:p>
        </text:list-item>
      </text:list>
      <text:h text:style-name="Heading_20_4" text:outline-level="4">🎁 Reward:</text:h>
      <text:p text:style-name="Text_20_body">If Celestina is involved in resolving this arc:</text:p>
      <text:list text:style-name="L4">
        <text:list-item>
          <text:p text:style-name="P4">Gains a <text:span text:style-name="Strong_20_Emphasis">unique card</text:span> called <text:span text:style-name="Emphasis">"Frozen Remorse"</text:span> or <text:span text:style-name="Emphasis">"Final Hex"</text:span>, reflecting her emotional burden and power drawn from it.</text:p>
        </text:list-item>
        <text:list-item>
          <text:p text:style-name="P4">The estate/dungeon becomes pacified, allowing loot without repeated vampire battles.</text:p>
        </text:list-item>
      </text:list>
      <text:p text:style-name="Horizontal_20_Line"/>
      <text:h text:style-name="Heading_20_3" text:outline-level="3"><text:span text:style-name="Strong_20_Emphasis">Themes:</text:span></text:h>
      <text:list text:style-name="L5">
        <text:list-item>
          <text:p text:style-name="P5"><text:span text:style-name="Strong_20_Emphasis">Redemption vs. Damnation</text:span> – can monsters be saved? And should they be?</text:p>
        </text:list-item>
        <text:list-item>
          <text:p text:style-name="P5"><text:span text:style-name="Strong_20_Emphasis">Burden of Power</text:span> – Celestina’s vast knowledge and power still couldn’t stop this tragedy.</text:p>
        </text:list-item>
        <text:list-item>
          <text:p text:style-name="P5"><text:span text:style-name="Strong_20_Emphasis">Emotional Complexity</text:span> – Not all victories are clean; some wounds never close.</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04T16:18:40.534675891</meta:creation-date>
    <dc:date>2025-07-04T16:18:52.859865977</dc:date>
    <meta:editing-duration>PT12S</meta:editing-duration>
    <meta:editing-cycles>1</meta:editing-cycles>
    <meta:document-statistic meta:table-count="0" meta:image-count="0" meta:object-count="0" meta:page-count="2" meta:paragraph-count="30" meta:word-count="523" meta:character-count="3148" meta:non-whitespace-character-count="2661"/>
    <meta:generator>LibreOffice/25.2.4.3$Linux_X86_64 LibreOffice_project/520$Build-3</meta:generator>
  </office:meta>
</office:document-meta>
</file>